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6d262" officeooo:paragraph-rsid="0006d262"/>
    </style:style>
    <style:style style:name="P2" style:family="paragraph" style:parent-style-name="Standard">
      <style:paragraph-properties fo:text-align="start" style:justify-single-word="false"/>
      <style:text-properties officeooo:rsid="0006d262" officeooo:paragraph-rsid="00076af5"/>
    </style:style>
    <style:style style:name="P3" style:family="paragraph" style:parent-style-name="Standard">
      <style:paragraph-properties fo:text-align="start" style:justify-single-word="false"/>
      <style:text-properties fo:font-style="normal" officeooo:rsid="0006d262" officeooo:paragraph-rsid="0006d262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bold" officeooo:rsid="0006d262" officeooo:paragraph-rsid="0006d262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fo:font-weight="bold" officeooo:rsid="00076af5" officeooo:paragraph-rsid="00076af5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fo:font-weight="bold" officeooo:rsid="0009de92" officeooo:paragraph-rsid="0009de92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0818a1" officeooo:paragraph-rsid="000818a1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09de92" officeooo:paragraph-rsid="0009de92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officeooo:rsid="0006d262" officeooo:paragraph-rsid="0006d262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tyle="italic" officeooo:rsid="00076af5" officeooo:paragraph-rsid="00076af5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076af5" officeooo:paragraph-rsid="00076af5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fo:font-weight="normal" officeooo:rsid="000818a1" officeooo:paragraph-rsid="000818a1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fo:font-weight="normal" officeooo:rsid="0009de92" officeooo:paragraph-rsid="0009de92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fo:font-weight="normal" officeooo:rsid="000af727" officeooo:paragraph-rsid="000af727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bold" officeooo:rsid="0006d262" officeooo:paragraph-rsid="0006d26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818a1" officeooo:paragraph-rsid="000818a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9de92" officeooo:paragraph-rsid="0009de92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76af5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76af5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af5" style:font-weight-asian="normal" style:font-weight-complex="normal"/>
    </style:style>
    <style:style style:name="T9" style:family="text">
      <style:text-properties fo:font-weight="normal" officeooo:rsid="0009de92" style:font-weight-asian="normal" style:font-weight-complex="normal"/>
    </style:style>
    <style:style style:name="T10" style:family="text">
      <style:text-properties officeooo:rsid="00076af5"/>
    </style:style>
    <style:style style:name="T11" style:family="text">
      <style:text-properties officeooo:rsid="0009de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*to debate*</text:p>
      <text:p text:style-name="P1">Constructing a creature IN MY OPINION should be a matter of combining creatures limbs, yes. HOWEVER, in order to provide more variety and scaling, we can have a “base” creature class that greatly enhances the danger of a given creature.<text:line-break/><text:line-break/>For instance, “Massive” could make for a creature with more endurance and damage, but less initiative. “Armored” could make for a creature with higher armor and even parry chance. “Stalking” could make for a creature with better initative and crit chance.</text:p>
      <text:p text:style-name="P1"/>
      <text:p text:style-name="P1">Adding this additional layer can keep “lowly” enemies dangerous even in late game scenarios. This can be combined with “elite bases” that grant the creature a host of new abilities, say, “Blazing” that gives fire resistance and fireball or “Butcher” that gives crit damage, crit chance and bleed chance.<text:line-break/><text:line-break/>Of course this has two main angles of discussion:<text:line-break/>- Is it necesary to add more depth to enemy variety?</text:p>
      <text:p text:style-name="P1">(<text:span text:style-name="T1">i think it can help a lot)</text:span></text:p>
      <text:p text:style-name="P1">- How impactful should such bases be?</text:p>
      <text:p text:style-name="P1">(<text:span text:style-name="T1">i think they should provide most of the base stats)</text:span></text:p>
      <text:p text:style-name="P1"><text:span text:style-name="T1"/></text:p>
      <text:p text:style-name="P3">AS IS, since this is open debate, the following document is made considering this system as non-existant for the sake of starting design.</text:p>
      <text:p text:style-name="P1">--------------------------------------------------------------------------------------</text:p>
      <text:p text:style-name="P2">TEMPLATE<text:line-break/><text:line-break/>NAME<text:line-break/>TYPE <text:span text:style-name="T1">from humanoid, beast, demon, undead, aberration</text:span><text:line-break/>BIOME <text:span text:style-name="T1">from cavern, forest, swamp, desert, plains, mountain, ruins, corruption<text:line-break/></text:span><text:span text:style-name="T5">FREQUENCY (</text:span><text:span text:style-name="T2">from 5 </text:span><text:span text:style-name="T5">very common</text:span><text:span text:style-name="T2"> to 1</text:span><text:span text:style-name="T5"> very rare) </text:span><text:line-break/><text:span text:style-name="T10">FUSEABLE </text:span><text:span text:style-name="T2">wether the creature’s limbs can be used on their own or the creature always spawns whole</text:span></text:p>
      <text:p text:style-name="P2"><text:line-break/>TORSO<text:line-break/><text:span text:style-name="T1">grants the creature its main type and inherited perks<text:line-break/><text:line-break/></text:span><text:span text:style-name="T4">HEAD<text:line-break/></text:span><text:span text:style-name="T1">grants the creature secondary type and sometimes perks<text:line-break/><text:line-break/></text:span><text:span text:style-name="T6">ARMS<text:line-break/></text:span><text:span text:style-name="T3">grants the creature a special attack<text:line-break/><text:line-break/></text:span><text:span text:style-name="T6">LEGS<text:line-break/></text:span><text:span text:style-name="T3">sometimes grants the creature a special attack<text:line-break/><text:line-break/></text:span><text:span text:style-name="T6">TAIL<text:line-break/></text:span><text:span text:style-name="T3">optional. Grants the creature a special attack</text:span></text:p>
      <text:p text:style-name="P1"><text:span text:style-name="T3"/></text:p>
      <text:p text:style-name="P3"><text:span text:style-name="T7">EXTRA</text:span></text:p>
      <text:p text:style-name="P9"><text:span text:style-name="T7">optional. Grants the creature something (else why have it)</text:span></text:p>
      <text:p text:style-name="P1"><text:span text:style-name="T7">--------------------------------------------------------------------------------------</text:span></text:p>
      <text:p text:style-name="P9"><text:span text:style-name="T7"/></text:p>
      <text:p text:style-name="P4"/>
      <text:p text:style-name="P4"/>
      <text:p text:style-name="P7"><text:soft-page-break/>Creature abilties:<text:line-break/><text:line-break/>For arms:</text:p>
      <text:p text:style-name="P7"><text:line-break/>Clobber: <text:span text:style-name="T11">Deal damage chance to stun</text:span></text:p>
      <text:p text:style-name="P7">Swipe: <text:span text:style-name="T11">Deal damage chance to bleed</text:span></text:p>
      <text:p text:style-name="P7">Pinch: <text:span text:style-name="T11">Deal damage high armor pen</text:span><text:line-break/>Crush: <text:span text:style-name="T11">Deal high damage</text:span></text:p>
      <text:p text:style-name="P7">Grapple: <text:span text:style-name="T11">Deal damage chance to restrain</text:span></text:p>
      <text:p text:style-name="P7"/>
      <text:p text:style-name="P7">For head:</text:p>
      <text:p text:style-name="P16">Bite: <text:span text:style-name="T11">Deal damage high armor pen</text:span></text:p>
      <text:p text:style-name="P16">Blood sucker: <text:span text:style-name="T11">Deal damage restore endurance</text:span></text:p>
      <text:p text:style-name="P16">Headbutt: <text:span text:style-name="T11">Deal damage chance to stun</text:span></text:p>
      <text:p text:style-name="P16">Horn attack: <text:span text:style-name="T11">Deal high damage</text:span></text:p>
      <text:p text:style-name="P17">Poison fang: Deal damage chance to poison</text:p>
      <text:p text:style-name="P17"/>
      <text:p text:style-name="P7">Others:<text:line-break/>Flight: <text:span text:style-name="T11">Graints initiative and dodge until wings are destroyed</text:span><text:line-break/>Poison Sting: <text:span text:style-name="T11">Deal damage chance to poison</text:span></text:p>
      <text:p text:style-name="P7">Electric Sting: <text:span text:style-name="T11">Deal lightning damage</text:span></text:p>
      <text:p text:style-name="P7">Coil: <text:span text:style-name="T11">Restrain and repeat damage over 3 rounds</text:span><text:line-break/></text:p>
      <text:p text:style-name="P4"/>
      <text:p text:style-name="P4">Troglodyte</text:p>
      <text:p text:style-name="P9"><text:span text:style-name="T7">Humanoid</text:span></text:p>
      <text:p text:style-name="P9"><text:span text:style-name="T7">Cavern, ruins</text:span></text:p>
      <text:p text:style-name="P10"><text:span text:style-name="T7">Frequency </text:span><text:span text:style-name="T9">3</text:span></text:p>
      <text:p text:style-name="P10"><text:span text:style-name="T7">Fuseable yes</text:span></text:p>
      <text:p text:style-name="P10"><text:span text:style-name="T7"/></text:p>
      <text:p text:style-name="P10"><text:span text:style-name="T7"/></text:p>
      <text:p text:style-name="P3"><text:span text:style-name="T7">Troglodyte torso</text:span></text:p>
      <text:p text:style-name="P3"><text:span text:style-name="T7">40 endurance, </text:span><text:span text:style-name="T8">8</text:span><text:span text:style-name="T7">% dodge, 3 armor</text:span></text:p>
      <text:p text:style-name="P10"><text:span text:style-name="T7">Thick Skin: </text:span><text:span text:style-name="T6">+3 armor, reduced by 1 every time you take damage</text:span></text:p>
      <text:p text:style-name="P10"><text:span text:style-name="T6">20% chance of wearing Linen armor or leather vest</text:span></text:p>
      <text:p text:style-name="P10"><text:span text:style-name="T6"/></text:p>
      <text:p text:style-name="P10"><text:span text:style-name="T6">Troglodyte head<text:line-break/>32 endurance, 15% <text:s/>dodge, 2 armor</text:span></text:p>
      <text:p text:style-name="P10"><text:span text:style-name="T6">10% chance of wearing leather cap</text:span></text:p>
      <text:p text:style-name="P10"><text:span text:style-name="T6"/></text:p>
      <text:p text:style-name="P10"><text:span text:style-name="T6">Troglodyte arms<text:line-break/>20 endurance, 5% dodge, 0 armor</text:span></text:p>
      <text:p text:style-name="P10"><text:span text:style-name="T6">75% chance of wielding hatchet, dagger, club or spiked club</text:span></text:p>
      <text:p text:style-name="P10"><text:span text:style-name="T7">Clobber: </text:span><text:span text:style-name="T6">Deals damage and has a <text:s/>3% chance to stun</text:span></text:p>
      <text:p text:style-name="P10"><text:span text:style-name="T6"/></text:p>
      <text:p text:style-name="P10"><text:span text:style-name="T6">Troglodyte legs</text:span></text:p>
      <text:p text:style-name="P10"><text:span text:style-name="T6">20 endurance, 5% dodge, 0 armor</text:span></text:p>
      <text:p text:style-name="P10"><text:span text:style-name="T6"/></text:p>
      <text:p text:style-name="P10"><text:span text:style-name="T6">--------------------------------------------------------------</text:span></text:p>
      <text:p text:style-name="P10"><text:span text:style-name="T6"/></text:p>
      <text:p text:style-name="P5">Strix</text:p>
      <text:p text:style-name="P11">Humanoid</text:p>
      <text:p text:style-name="P11"><text:soft-page-break/>Mountain, ruins</text:p>
      <text:p text:style-name="P12">Frequency <text:span text:style-name="T11">3</text:span></text:p>
      <text:p text:style-name="P12">Fuseable yes</text:p>
      <text:p text:style-name="P12"/>
      <text:p text:style-name="P7">Strix torso</text:p>
      <text:p text:style-name="P7">30 endurance, 15% dodge, 2 armor</text:p>
      <text:p text:style-name="P12">Ill omen:<text:span text:style-name="T4"> 10% chance to inflict a random affliction on hit</text:span></text:p>
      <text:p text:style-name="P12"><text:span text:style-name="T4"/></text:p>
      <text:p text:style-name="P12"><text:span text:style-name="T4">Strix head</text:span></text:p>
      <text:p text:style-name="P12"><text:span text:style-name="T4">24 endurance, 30% dodge, 2 armor</text:span></text:p>
      <text:p text:style-name="P12">Blood sucker</text:p>
      <text:p text:style-name="P12"><text:span text:style-name="T4"/></text:p>
      <text:p text:style-name="P12"><text:span text:style-name="T4">Strix arms</text:span></text:p>
      <text:p text:style-name="P12"><text:span text:style-name="T4">12 endurance, 8% dodge, 0 armor</text:span></text:p>
      <text:p text:style-name="P12">Swipe</text:p>
      <text:p text:style-name="P12"><text:span text:style-name="T4"/></text:p>
      <text:p text:style-name="P12"><text:span text:style-name="T4">Strix legs</text:span></text:p>
      <text:p text:style-name="P12"><text:span text:style-name="T4">12 endurance, 8% dodge, 0 armor</text:span></text:p>
      <text:p text:style-name="P12"><text:span text:style-name="T4"/></text:p>
      <text:p text:style-name="P12"><text:span text:style-name="T4">Strix wings<text:line-break/>10 endurance, 15% dodge, 0 armor</text:span></text:p>
      <text:p text:style-name="P12">Flight</text:p>
      <text:p text:style-name="P12"/>
      <text:p text:style-name="P6">Mi-go</text:p>
      <text:p text:style-name="P13">Humanoid</text:p>
      <text:p text:style-name="P13">Mountains, cavern</text:p>
      <text:p text:style-name="P13">Frequency 1</text:p>
      <text:p text:style-name="P13">Fuseable yes</text:p>
      <text:p text:style-name="P13"><text:span text:style-name="T4"/></text:p>
      <text:p text:style-name="P13"><text:span text:style-name="T4">Mi-go torso</text:span></text:p>
      <text:p text:style-name="P13"><text:span text:style-name="T4">55 endurance, 10% dodge, 5 armor</text:span></text:p>
      <text:p text:style-name="P13">Polar stalker: <text:span text:style-name="T4">30% cold resistance, 10% of damage added as cold</text:span></text:p>
      <text:p text:style-name="P13"><text:span text:style-name="T4">75% chance of wearing linen armor or leather vest</text:span></text:p>
      <text:p text:style-name="P13"><text:span text:style-name="T4"/></text:p>
      <text:p text:style-name="P13"><text:span text:style-name="T4">Mi-go head:</text:span></text:p>
      <text:p text:style-name="P13"><text:span text:style-name="T4">44 endurance, 14% dodge, 4 armor</text:span></text:p>
      <text:p text:style-name="P13"><text:span text:style-name="T4">33% chance of knowing </text:span>Cold Wave<text:span text:style-name="T4"> spell</text:span></text:p>
      <text:p text:style-name="P13"><text:span text:style-name="T4">50% chance of wearing hood, cowl or leather cap</text:span></text:p>
      <text:p text:style-name="P13"><text:span text:style-name="T4"/></text:p>
      <text:p text:style-name="P13"><text:span text:style-name="T4">Mi-go arms:<text:line-break/>28 endurance, 10% dodge, 2 armor</text:span></text:p>
      <text:p text:style-name="P13">Clobber, Grapple</text:p>
      <text:p text:style-name="P8"/>
      <text:p text:style-name="P8">Mi-go legs:</text:p>
      <text:p text:style-name="P8">30 endurance, 10% dodge, 2 armor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<text:soft-page-break/>Rat</text:p>
      <text:p text:style-name="P13">Beast</text:p>
      <text:p text:style-name="P13">Any</text:p>
      <text:p text:style-name="P13">Frequency 5</text:p>
      <text:p text:style-name="P13">Fuseable yes</text:p>
      <text:p text:style-name="P13"/>
      <text:p text:style-name="P8">Rat torso</text:p>
      <text:p text:style-name="P8">10 endurance, 10% dodge, 1 armor</text:p>
      <text:p text:style-name="P13">Skitter: <text:span text:style-name="T4">+15 initiative, drops by 5 every turn</text:span></text:p>
      <text:p text:style-name="P13"><text:span text:style-name="T4"/></text:p>
      <text:p text:style-name="P13"><text:span text:style-name="T4">Rat head</text:span></text:p>
      <text:p text:style-name="P13"><text:span text:style-name="T4">8 endurance, 12% dodge, 1 armor</text:span></text:p>
      <text:p text:style-name="P13">Bite</text:p>
      <text:p text:style-name="P13"/>
      <text:p text:style-name="P13"><text:span text:style-name="T4">Rat arms<text:line-break/>6 endurance, 10% dodge, 0 armor</text:span></text:p>
      <text:p text:style-name="P13"><text:span text:style-name="T4"/></text:p>
      <text:p text:style-name="P13"><text:span text:style-name="T4">Rat legs<text:line-break/>6 endurance, 10% dodge, 0 armor</text:span></text:p>
      <text:p text:style-name="P13"><text:span text:style-name="T4"/></text:p>
      <text:p text:style-name="P13"><text:span text:style-name="T4">Rat tail</text:span></text:p>
      <text:p text:style-name="P13"><text:span text:style-name="T4">5 endurance, 0% dodge, -2 armor</text:span></text:p>
      <text:p text:style-name="P13"/>
      <text:p text:style-name="P13"/>
      <text:p text:style-name="P6">Scorpion</text:p>
      <text:p text:style-name="P13">Beast</text:p>
      <text:p text:style-name="P13">Cavern, desert</text:p>
      <text:p text:style-name="P13">Frequency 4</text:p>
      <text:p text:style-name="P13">Fuseable yes</text:p>
      <text:p text:style-name="P13"/>
      <text:p text:style-name="P8">Scorpion torso</text:p>
      <text:p text:style-name="P8">25 endurance, 5% dodge, 7 armor</text:p>
      <text:p text:style-name="P14">Neurotoxin: <text:span text:style-name="T4">Poisons you inflict deal 33% extra damage</text:span></text:p>
      <text:p text:style-name="P14"><text:span text:style-name="T4"/></text:p>
      <text:p text:style-name="P14"><text:span text:style-name="T4">Scorpion head</text:span></text:p>
      <text:p text:style-name="P14"><text:span text:style-name="T4">20 endurance, 7% dodge, 7 armor</text:span></text:p>
      <text:p text:style-name="P14"><text:span text:style-name="T4"/></text:p>
      <text:p text:style-name="P14"><text:span text:style-name="T4">Scorpion arms</text:span></text:p>
      <text:p text:style-name="P14"><text:span text:style-name="T4">15 endurance 10% dodge, 5 armor</text:span></text:p>
      <text:p text:style-name="P14">Pinch</text:p>
      <text:p text:style-name="P14"><text:span text:style-name="T4"/></text:p>
      <text:p text:style-name="P14"><text:span text:style-name="T4">Scorpion legs</text:span></text:p>
      <text:p text:style-name="P14"><text:span text:style-name="T4">15 endurance 10% dodge, 5 armor</text:span></text:p>
      <text:p text:style-name="P14"><text:span text:style-name="T4"/></text:p>
      <text:p text:style-name="P14"><text:span text:style-name="T4">Scorpion tail<text:line-break/>12 endurance, 5% dodge, 3 armor</text:span></text:p>
      <text:p text:style-name="P14">Poison stin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8:45:40.960000000</meta:creation-date>
    <dc:date>2024-04-19T20:04:11.878000000</dc:date>
    <meta:editing-duration>PT5M57S</meta:editing-duration>
    <meta:editing-cycles>1</meta:editing-cycles>
    <meta:document-statistic meta:table-count="0" meta:image-count="0" meta:object-count="0" meta:page-count="4" meta:paragraph-count="111" meta:word-count="736" meta:character-count="4504" meta:non-whitespace-character-count="3865"/>
    <meta:generator>LibreOffice/24.2.2.2$Windows_X86_64 LibreOffice_project/d56cc158d8a96260b836f100ef4b4ef25d6f1a01</meta:generator>
  </office:meta>
</office:document-meta>
</file>